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" fo:font-size="10pt" fo:language="en" fo:country="US" officeooo:paragraph-rsid="00088adf" style:font-size-asian="10pt" style:font-size-complex="10pt" style:script-type="latin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b655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9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5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1501bb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8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1501bb"/>
    </style:style>
    <style:style style:name="P19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d452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0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d4529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officeooo:rsid="0001902d"/>
    </style:style>
    <style:style style:name="T3" style:family="text">
      <style:text-properties fo:font-weight="bold" officeooo:rsid="0001902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8" style:family="text">
      <style:text-properties officeooo:rsid="000484b9"/>
    </style:style>
    <style:style style:name="T9" style:family="text">
      <style:text-properties style:font-name="Liberation Serif" fo:font-size="10pt" fo:language="en" fo:country="US" fo:font-style="italic" fo:font-weight="normal" officeooo: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T10" style:family="text">
      <style:text-properties style:font-name="Liberation Serif" fo:font-size="10pt" fo:language="en" fo:country="US" fo:font-style="italic" fo:font-weight="normal" officeooo:rsid="000d4529" style:font-size-asian="10pt" style:font-style-asian="italic" style:font-weight-asian="normal" style:font-size-complex="10pt" style:font-style-complex="italic" style:font-weight-complex="normal" style:script-type="latin"/>
    </style:style>
    <style:style style:name="T11" style:family="text">
      <style:text-properties style:font-name="Liberation Serif" fo:font-size="10pt" fo:language="en" fo:country="US" fo:font-style="italic" fo:font-weight="normal" officeooo:rsid="00147783" style:font-size-asian="10pt" style:font-style-asian="italic" style:font-weight-asian="normal" style:font-size-complex="10pt" style:font-style-complex="italic" style:font-weight-complex="normal" style:script-type="latin"/>
    </style:style>
    <style:style style:name="T12" style:family="text">
      <style:text-properties officeooo:rsid="001501bb"/>
    </style:style>
    <style:style style:name="T13" style:family="text">
      <style:text-properties style:font-name="Liberation Serif" fo:font-size="10pt" fo:language="en" fo:country="US" fo:font-style="italic" fo:font-weight="normal" officeooo:rsid="001501bb" style:font-size-asian="10pt" style:font-style-asian="italic" style:font-weight-asian="normal" style:font-size-complex="10pt" style:font-style-complex="italic" style:font-weight-complex="normal" style:script-type="latin"/>
    </style:style>
    <style:style style:name="T14" style:family="text">
      <style:text-properties officeooo:rsid="000323ee"/>
    </style:style>
    <style:style style:name="T15" style:family="text">
      <style:text-properties officeooo:rsid="0001902d" style:font-weight-asian="bold" style:font-weight-complex="bold"/>
    </style:style>
    <style:style style:name="T16" style:family="text">
      <style:text-properties fo:font-weight="normal" officeooo:rsid="0001902d"/>
    </style:style>
    <style:style style:name="T17" style:family="text">
      <style:text-properties fo:font-weight="normal"/>
    </style:style>
    <style:style style:name="T18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build clean, production-ready web applications with TypeScript, Rust, and Python, working across front-end, back-end, databases, and automation with a strong focus on maintainability and thoughtful execution. I enjoy building complete digital products with clear architecture, polished interfaces, and dependable back-end systems. Alongside web development, I keep a strong long-term interest in game development, graphics programming, and systems-oriented work.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2">( 2+ Years )</text:span></text:p>
      <text:list text:style-name="L1">
        <text:list-item>
          <text:p text:style-name="P5">Developed and customized business logic for Odoo 16 modules (Inventory, <text:span text:style-name="T2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2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6">Created automated reporting systems for internal business intelligence.</text:p>
        </text:list-item>
      </text:list>
      <text:p text:style-name="P7"><text:span text:style-name="T3">OXSIS</text:span><text:span text:style-name="T4">, SRL – </text:span><text:span text:style-name="T3">Santo Domingo Este</text:span><text:span text:style-name="T4">, Dominican Republic</text:span></text:p>
      <text:p text:style-name="P8"><text:span text:style-name="T5">IT Support Specialist</text:span><text:span text:style-name="T6"> | </text:span><text:span text:style-name="T5">Part-time</text:span><text:span text:style-name="T6"> / </text:span><text:span text:style-name="T5">Hybrid</text:span><text:span text:style-name="T6"> | </text:span><text:span text:style-name="T5">Sep 2020</text:span><text:span text:style-name="T6"> – </text:span><text:span text:style-name="T5">Aug</text:span><text:span text:style-name="T7"> 202</text:span><text:span text:style-name="T5">5</text:span><text:span text:style-name="T7"> </text:span><text:span text:style-name="T5">( 5 Years )</text:span></text:p>
      <text:p text:style-name="P9"/>
      <text:list text:style-name="L3">
        <text:list-item>
          <text:p text:style-name="P10">I provided technical support and system maintenance in a logistics and customs services environment.</text:p>
        </text:list-item>
        <text:list-item>
          <text:p text:style-name="P10"><text:span text:style-name="T8">I </text:span>assisted with internal systems, data management, and process automation.</text:p>
        </text:list-item>
      </text:list>
      <text:p text:style-name="P11"/>
      <text:p text:style-name="P12">PROJECTS --------------------------------------------------------------------------------------------------------------------------------</text:p>
      <text:p text:style-name="P13"/>
      <text:h text:style-name="P14" text:outline-level="4">MiniFT - Personal finance tracking product focused on transactions, budgets, and financial habits through a clean interface and a production-minded architecture.</text:h>
      <text:h text:style-name="P15" text:outline-level="4"><text:span text:style-name="T9">Made with </text:span><text:span text:style-name="T10">TypeScript, Next.js, React</text:span><text:span text:style-name="T9">, Tailwind CSS, </text:span><text:span text:style-name="T10">Rust, Rocket, </text:span><text:span text:style-name="T9">PostgreSQL and Docker </text:span><text:span text:style-name="T11">|</text:span><text:span text:style-name="T9"> </text:span><text:a xlink:type="simple" xlink:href="https://github.com/AddisonReyes/MiniFT" text:style-name="Internet_20_link" text:visited-style-name="Visited_20_Internet_20_Link"><text:span text:style-name="T11">Code</text:span></text:a><text:span text:style-name="T9"> | </text:span><text:a xlink:type="simple" xlink:href="https://minift.net/" text:style-name="Internet_20_link" text:visited-style-name="Visited_20_Internet_20_Link"><text:span text:style-name="T10">Website</text:span></text:a></text:h>
      <text:p text:style-name="P16"/>
      <text:h text:style-name="P17" text:outline-level="4"><text:span text:style-name="T12">AnimeSR</text:span> - A full-stack anime discovery app built around fast search and content-based recommendations.</text:h>
      <text:h text:style-name="P18" text:outline-level="4"><text:span text:style-name="T9">Made with </text:span><text:span text:style-name="T10">TypeScript, Next.js, React</text:span><text:span text:style-name="T9">, Tailwind CSS, </text:span><text:span text:style-name="T13">Python</text:span><text:span text:style-name="T10">, </text:span><text:span text:style-name="T13">FastAPI</text:span><text:span text:style-name="T10">, </text:span><text:span text:style-name="T13">Scikit-Learn </text:span><text:span text:style-name="T9">and Docker </text:span><text:span text:style-name="T11">|</text:span><text:span text:style-name="T9"> </text:span><text:a xlink:type="simple" xlink:href="https://github.com/AddisonReyes/Anime-System-Recomendations" text:style-name="Internet_20_link" text:visited-style-name="Visited_20_Internet_20_Link"><text:span text:style-name="T11">Code</text:span></text:a><text:span text:style-name="T9"> | </text:span><text:a xlink:type="simple" xlink:href="https://animesr.pages.dev/" text:style-name="Internet_20_link" text:visited-style-name="Visited_20_Internet_20_Link"><text:span text:style-name="T10">Website</text:span></text:a><text:span text:style-name="T10"> </text:span><text:span text:style-name="T13">| </text:span><text:a xlink:type="simple" xlink:href="https://anime-system-recomendations.up.railway.app/docs" text:style-name="Internet_20_link" text:visited-style-name="Visited_20_Internet_20_Link"><text:span text:style-name="T13">API</text:span></text:a></text:h>
      <text:p text:style-name="P16"/>
      <text:h text:style-name="P19" text:outline-level="4">EasyToDo - Local-first productivity app for managing tasks and habits with a minimal interface and distraction-free experience.</text:h>
      <text:h text:style-name="P20" text:outline-level="4"><text:span text:style-name="T9">Made with </text:span><text:span text:style-name="T10">TypeScript, Next.js, React</text:span><text:span text:style-name="T9">, Tailwind CSS | </text:span><text:a xlink:type="simple" xlink:href="https://github.com/AddisonReyes/easy-to-do" text:style-name="Internet_20_link" text:visited-style-name="Visited_20_Internet_20_Link"><text:span text:style-name="T9">Code</text:span></text:a><text:span text:style-name="T9"> | </text:span><text:a xlink:type="simple" xlink:href="https://easy-to-do.pages.dev/" text:style-name="Internet_20_link" text:visited-style-name="Visited_20_Internet_20_Link"><text:span text:style-name="T10">Website</text:span></text:a></text:h>
      <text:p text:style-name="P21"/>
      <text:p text:style-name="P21"><text:span text:style-name="T14">E</text:span>DUCATION -----------------------------------------------------------------------------------------------------------------------------</text:p>
      <text:p text:style-name="P22"/>
      <text:p text:style-name="P23"><text:span text:style-name="T15">UNICARIBE</text:span><text:span text:style-name="T16"> | Engineer's degree, Software Engineering | A</text:span><text:span text:style-name="T17">pr 2025 – Present</text:span></text:p>
      <text:p text:style-name="P23"><text:span text:style-name="T15">ITLA</text:span><text:span text:style-name="T16"> | Associate's degree, Artificial Intelligence | A</text:span><text:span text:style-name="T17">ug 2021 – Dec 2023</text:span></text:p>
      <text:p text:style-name="P11"/>
      <text:p text:style-name="P24"><text:span text:style-name="T18">LANGUAGES </text:span>----------------------------------------------------------------------------------------------------------------------------</text:p>
      <text:p text:style-name="P24"/>
      <text:p text:style-name="P25">Spanish –<text:span text:style-name="T17"> Native, </text:span>English –<text:span text:style-name="T17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5-04T17:34:10.673762943</dc:date>
    <meta:editing-duration>PT1H44M10S</meta:editing-duration>
    <meta:editing-cycles>17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2" meta:word-count="403" meta:character-count="3270" meta:non-whitespace-character-count="2901"/>
  </office:meta>
</office:document-meta>
</file>